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589" officeooo:paragraph-rsid="000d7589"/>
    </style:style>
    <style:style style:name="P2" style:family="paragraph" style:parent-style-name="Standard">
      <style:text-properties officeooo:rsid="0013b69c" officeooo:paragraph-rsid="0013b69c"/>
    </style:style>
    <style:style style:name="P3" style:family="paragraph" style:parent-style-name="Preformatted_20_Text">
      <style:text-properties officeooo:rsid="0013b69c" officeooo:paragraph-rsid="0013b69c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df930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f9eec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290096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a9d3d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325a07"/>
    </style:style>
    <style:style style:name="T1" style:family="text">
      <style:text-properties officeooo:rsid="00101c36"/>
    </style:style>
    <style:style style:name="T2" style:family="text">
      <style:text-properties officeooo:rsid="001611f1"/>
    </style:style>
    <style:style style:name="T3" style:family="text">
      <style:text-properties officeooo:rsid="001df930"/>
    </style:style>
    <style:style style:name="T4" style:family="text">
      <style:text-properties officeooo:rsid="001f9eec"/>
    </style:style>
    <style:style style:name="T5" style:family="text">
      <style:text-properties officeooo:rsid="00217548"/>
    </style:style>
    <style:style style:name="T6" style:family="text">
      <style:text-properties officeooo:rsid="00290096"/>
    </style:style>
    <style:style style:name="T7" style:family="text">
      <style:text-properties officeooo:rsid="002a9d3d"/>
    </style:style>
    <style:style style:name="T8" style:family="text">
      <style:text-properties officeooo:rsid="002af847"/>
    </style:style>
    <style:style style:name="T9" style:family="text">
      <style:text-properties officeooo:rsid="00325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In the folder of module</text:p>
      <text:p text:style-name="P1">composer init</text:p>
      <text:p text:style-name="P1"/>
      <text:p text:style-name="P1">Package name (&lt;vendor&gt;/&lt;name&gt;) : sima/<text:span text:style-name="T1">&lt;module name&gt;</text:span></text:p>
      <text:p text:style-name="P1">Description : <text:span text:style-name="T1">&lt;module description&gt;</text:span></text:p>
      <text:p text:style-name="P1">Author : Equipe PV3 &lt;<text:a xlink:type="simple" xlink:href="mailto:equipe.pv3@giesima.fr" text:style-name="Internet_20_link" text:visited-style-name="Visited_20_Internet_20_Link">equipe.pv3@giesima.fr</text:a>&gt;</text:p>
      <text:p text:style-name="P1">Minimum Stability []: dev </text:p>
      <text:p text:style-name="P1">Package Type []: drupal-custom-module</text:p>
      <text:p text:style-name="P1">Would you like to define your dependencies (require) interactively ? <text:span text:style-name="T1">No</text:span></text:p>
      <text:p text:style-name="P1">Do you confirm generation [yes]? <text:span text:style-name="T1">Yes</text:span></text:p>
      <text:p text:style-name="P1"/>
      <text:p text:style-name="P2"><text:span text:style-name="T8"># </text:span>Create a <text:span text:style-name="T5">new </text:span>project in Drupal_modules with module name</text:p>
      <text:p text:style-name="P2"><text:a xlink:type="simple" xlink:href="https://git.giesima.fr/drupal_modules" text:style-name="Internet_20_link" text:visited-style-name="Visited_20_Internet_20_Link">https://git.giesima.fr/drupal_modules</text:a></text:p>
      <text:p text:style-name="P2"/>
      <text:p text:style-name="P2"># In the folder of module</text:p>
      <text:p text:style-name="P2">git init</text:p>
      <text:p text:style-name="P2">git remote add origin <text:a xlink:type="simple" xlink:href="http://git.giesima.fr/drupal_modules/" text:style-name="Internet_20_link" text:visited-style-name="Visited_20_Internet_20_Link">http://git.giesima.fr/drupal_modules/</text:a>&lt;module name&gt;.git</text:p>
      <text:p text:style-name="P2">git pull origin main <text:span text:style-name="T2">(if a readme.md is here)</text:span></text:p>
      <text:p text:style-name="P3"><text:span text:style-name="Source_20_Text">git add .</text:span></text:p>
      <text:p text:style-name="Preformatted_20_Text"><text:span text:style-name="Source_20_Text">git commit -m "Initial commit"</text:span></text:p>
      <text:p text:style-name="P4"><text:span text:style-name="Source_20_Text">git push --set-upstream origin master</text:span></text:p>
      <text:p text:style-name="P4"><text:span text:style-name="Source_20_Text">git tag 1.0.0</text:span></text:p>
      <text:p text:style-name="P4"><text:span text:style-name="Source_20_Text">git push origin 1.0.0</text:span></text:p>
      <text:p text:style-name="P4"><text:span text:style-name="Source_20_Text">curl --data tag=1.0.0 "https://__token__:&lt;TOKEN_API&gt;@git.giesima.fr/api/v4/projects/&lt;ID_PROJET&gt;/packages/composer"</text:span></text:p>
      <text:p text:style-name="P5"><text:span text:style-name="Source_20_Text"><text:span text:style-name="T3"># TOKEN_API from profile gitlab</text:span></text:span></text:p>
      <text:p text:style-name="P5"><text:a xlink:type="simple" xlink:href="https://git.giesima.fr/-/profile/personal_access_tokens" text:style-name="Internet_20_link" text:visited-style-name="Visited_20_Internet_20_Link"><text:span text:style-name="Source_20_Text">https://git.giesima.fr/-/profile/personal_access_tokens</text:span></text:a></text:p>
      <text:p text:style-name="P7"><text:span text:style-name="Source_20_Text"><text:span text:style-name="T6"># ID_PROJET</text:span></text:span></text:p>
      <text:p text:style-name="P8"><text:a xlink:type="simple" xlink:href="https://git.giesima.fr/drupal_modules/" text:style-name="Internet_20_link" text:visited-style-name="Visited_20_Internet_20_Link"><text:span text:style-name="Source_20_Text">https://git.giesima.fr/drupal_modules/</text:span></text:a><text:span text:style-name="Source_20_Text"><text:span text:style-name="T7">&lt;module name&gt;</text:span></text:span></text:p>
      <text:p text:style-name="P6"><text:span text:style-name="Source_20_Text"><text:span text:style-name="T4"># If all steps checked, the module is in package registry</text:span></text:span></text:p>
      <text:p text:style-name="P6"><text:a xlink:type="simple" xlink:href="https://git.giesima.fr/groups/drupal_modules/-/packages" text:style-name="Internet_20_link" text:visited-style-name="Visited_20_Internet_20_Link"><text:span text:style-name="Source_20_Text">https://git.giesima.fr/groups/drupal_modules/-/packages</text:span></text:a></text:p>
      <text:p text:style-name="P9"><text:span text:style-name="Source_20_Text"><text:span text:style-name="T9"># Configuration of composer.json</text:span></text:span></text:p>
      <text:p text:style-name="P9"><text:span text:style-name="Source_20_Text"><text:s/>"installer-paths": {<text:line-break/><text:tab/>"web/modules/custom/{$name}": [<text:line-break/><text:tab/><text:tab/>"type:drupal-custom-module"<text:line-break/><text:tab/><text:tab/>],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5:57:27.413550497</meta:creation-date>
    <dc:date>2021-08-12T09:43:47.515101190</dc:date>
    <meta:editing-duration>PT1H28M30S</meta:editing-duration>
    <meta:editing-cycles>27</meta:editing-cycles>
    <meta:generator>LibreOffice/6.1.5.2$Linux_X86_64 LibreOffice_project/10$Build-2</meta:generator>
    <meta:document-statistic meta:table-count="0" meta:image-count="0" meta:object-count="0" meta:page-count="1" meta:paragraph-count="29" meta:word-count="140" meta:character-count="1189" meta:non-whitespace-character-count="1073"/>
  </office:meta>
</office:document-meta>
</file>